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 style:list-style-name="L1">
      <style:text-properties officeooo:rsid="0010be29" officeooo:paragraph-rsid="0010be29"/>
    </style:style>
    <style:style style:name="P8" style:family="paragraph" style:parent-style-name="Standard" style:list-style-name="L1">
      <style:text-properties officeooo:rsid="0018f6c1" officeooo:paragraph-rsid="0018f6c1"/>
    </style:style>
    <style:style style:name="P9" style:family="paragraph" style:parent-style-name="Table_20_Contents">
      <style:text-properties officeooo:rsid="00180735" officeooo:paragraph-rsid="00180735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be29" style:font-style-asian="normal" style:font-weight-asian="normal" style:font-style-complex="normal" style:font-weight-complex="normal"/>
    </style:style>
    <style:style style:name="T3" style:family="text">
      <style:text-properties officeooo:rsid="001807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3">Ajouter un article au catalogu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Ajouter un article au catalogu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3">ésire ajouter un article dans le catalogu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Utilisateur-m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, <text:span text:style-name="T3">Avoir le crédit nécessaire.</text:span>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3">ajouter un article au catalogue</text:span>, il lui faut être authentifié <text:s/>et avoir un certain nombre de crédits. </text:p>
      <text:p text:style-name="P3"/>
      <text:p text:style-name="P2">Scénario d'opération</text:p>
      <text:list xml:id="list8990701463018661111" text:style-name="L1">
        <text:list-item>
          <text:p text:style-name="P7"><text:span text:style-name="T1">L'utilisateur s'authentifie et passe alors au status de « membre ».</text:span></text:p>
        </text:list-item>
        <text:list-item>
          <text:p text:style-name="P8"><text:span text:style-name="T1">Le membre peut ajouter l'article dans le catalogue du systèm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03T16:52:47.840415723</dc:date>
    <meta:editing-duration>PT36M16S</meta:editing-duration>
    <meta:editing-cycles>7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7" meta:character-count="601" meta:non-whitespace-character-count="534"/>
  </office:meta>
</office:document-meta>
</file>